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276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276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ارۣع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5">۱</text:span><text:span text:style-name="T2">لْقَارۣعَةُ مَا </text:span><text:span text:style-name="T5">۰</text:span><text:span text:style-name="T2">لْقَارۣعَةُؐ </text:span><text:span text:style-name="T3">(1)</text:span><text:span text:style-name="T2"> وَمَآ أَدْرۭيٰكَ مَا </text:span><text:span text:style-name="T5">۰</text:span><text:span text:style-name="T2">لْقَارۣعَةُؐ </text:span><text:span text:style-name="T3">(2)</text:span><text:span text:style-name="T2"> يَوْمَ يَكُونُ </text:span><text:span text:style-name="T5">۴</text:span><text:span text:style-name="T2">لنَّاسُ كَالْفَرَاشِ </text:span><text:span text:style-name="T5">۱</text:span><text:span text:style-name="T2">لْمَبْثُوثِ </text:span><text:span text:style-name="T3">(3)</text:span><text:span text:style-name="T2"> وَتَكُونُ </text:span><text:span text:style-name="T5">۴</text:span><text:span text:style-name="T2">لْجِبَالُ كَالْعِهْنِ </text:span><text:span text:style-name="T5">۱</text:span><text:span text:style-name="T2">لْمَنفُوشِؐ </text:span><text:span text:style-name="T3">(4)</text:span><text:span text:style-name="T2"> فَأَمَّا مَــن ثَقُلَتْ مَوَ؛زۣينُهُ„ </text:span><text:span text:style-name="T3">(5)</text:span><text:span text:style-name="T2"> فَهُوَ فِى عِيشَةٍ رَّاضِيَةٍؐ </text:span><text:span text:style-name="T3">(6)</text:span><text:span text:style-name="T2"> وَأَمَّا مَــنْ خَفَّتْ مَوَ؛زۣينُهُ„ </text:span><text:span text:style-name="T3">(7)</text:span><text:span text:style-name="T2"> فَٱُمُّهُ„ هَاوۣيَةٌؐ </text:span><text:span text:style-name="T3">(8)</text:span><text:span text:style-name="T2"> وَمَآ أَدْرۭيٰكَ مَا هِيَهْؐ </text:span><text:span text:style-name="T3">(9)</text:span><text:span text:style-name="T2"> نَار٘ حَامِيَة٘ </text:span><text:span text:style-name="T3">(10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7:05.290294253</meta:creation-date>
    <dc:date>2025-03-03T14:47:12.975034096</dc:date>
    <meta:editing-duration>PT10S</meta:editing-duration>
    <meta:editing-cycles>1</meta:editing-cycles>
    <meta:document-statistic meta:table-count="0" meta:image-count="0" meta:object-count="0" meta:page-count="1" meta:paragraph-count="2" meta:word-count="52" meta:character-count="282" meta:non-whitespace-character-count="231"/>
    <meta:generator>LibreOffice/24.8.2.1$Linux_X86_64 LibreOffice_project/0f794b6e29741098670a3b95d60478a65d05ef13</meta:generator>
  </office:meta>
</office:document-meta>
</file>